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700000047E1A2B04C.png"/>
  <manifest:file-entry manifest:media-type="image/png" manifest:full-path="Pictures/1000020100000297000000474A32DA07.png"/>
  <manifest:file-entry manifest:media-type="image/png" manifest:full-path="Pictures/100002010000029700000047D2F0828E.png"/>
  <manifest:file-entry manifest:media-type="image/png" manifest:full-path="Pictures/1000020100000297000000476A838F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A0_5f_Normal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A1_5f_Titre">Title</text:p>
      <text:p text:style-name="AA0_5f_Normal"/>
      <text:p text:style-name="AA3_5f_Catégorie">Category 1</text:p>
      <text:p text:style-name="AA4_5f_Liste_20_1">List 1</text:p>
      <text:list xml:id="list3953883729073316809" text:style-name="L1">
        <text:list-item>
          <text:p text:style-name="P1">Element 1</text:p>
        </text:list-item>
        <text:list-item>
          <text:p text:style-name="P1">Element 2</text:p>
        </text:list-item>
        <text:list-item>
          <text:p text:style-name="P1">Element 3</text:p>
        </text:list-item>
      </text:list>
      <text:p text:style-name="AA0_5f_Normal"/>
      <text:p text:style-name="AA5_5f_Liste_20_2">List 2</text:p>
      <text:list xml:id="list35667710" text:continue-numbering="true" text:style-name="L1">
        <text:list-item>
          <text:p text:style-name="P1">Element 1</text:p>
        </text:list-item>
        <text:list-item>
          <text:p text:style-name="P1">Element 2</text:p>
        </text:list-item>
        <text:list-item>
          <text:p text:style-name="P1">Element 3</text:p>
        </text:list-item>
      </text:list>
      <text:p text:style-name="AA0_5f_Normal"/>
      <text:p text:style-name="AA3_5f_Catégorie">Category 2</text:p>
      <text:p text:style-name="AA4_5f_Liste_20_1">List 1</text:p>
      <text:list xml:id="list35693636" text:continue-numbering="true" text:style-name="L1">
        <text:list-item>
          <text:p text:style-name="P1">Element 1</text:p>
        </text:list-item>
        <text:list-item>
          <text:p text:style-name="P1">Element 2</text:p>
        </text:list-item>
        <text:list-item>
          <text:p text:style-name="P1">Element 3</text:p>
        </text:list-item>
      </text:list>
      <text:p text:style-name="AA0_5f_Normal"/>
      <text:p text:style-name="AA5_5f_Liste_20_2">List 2</text:p>
      <text:list xml:id="list35681382" text:continue-numbering="true" text:style-name="L1">
        <text:list-item>
          <text:p text:style-name="P1">Element 1</text:p>
        </text:list-item>
        <text:list-item>
          <text:p text:style-name="P1">Element 2</text:p>
        </text:list-item>
        <text:list-item>
          <text:p text:style-name="P1">Element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A1_5f_Titre" style:display-name="AA1_Titre" style:family="paragraph" style:parent-style-name="Text_20_body" style:default-outline-level="" style:list-style-name="" style:class="text" style:master-page-name="">
      <style:paragraph-properties style:page-number="auto" fo:background-color="transparent" fo:padding="0.049cm" fo:border="0.035cm solid #ffffff" style:shadow="none">
        <style:background-image xlink:href="Pictures/1000020100000297000000474A32DA07.png" xlink:type="simple" xlink:actuate="onLoad" style:repeat="stretch"/>
      </style:paragraph-properties>
      <style:text-properties fo:color="#ffffff" style:font-name="Calibri" fo:font-size="22pt" fo:font-style="normal" fo:text-shadow="1pt 1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A3_5f_Catégorie" style:display-name="AA3_Catégorie" style:family="paragraph" style:parent-style-name="Text_20_body" style:default-outline-level="" style:list-style-name="" style:class="text" style:master-page-name="">
      <style:paragraph-properties style:page-number="auto" fo:background-color="transparent" fo:padding="0.049cm" fo:border="0.035cm solid #ffffff" style:shadow="none">
        <style:background-image xlink:href="Pictures/1000020100000297000000476A838F72.png" xlink:type="simple" xlink:actuate="onLoad" style:repeat="stretch"/>
      </style:paragraph-properties>
      <style:text-properties fo:color="#eeeeee" style:font-name="Calibri" fo:font-size="20pt" fo:font-style="normal" fo:text-shadow="1pt 1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A4_5f_Liste_20_1" style:display-name="AA4_Liste 1" style:family="paragraph" style:parent-style-name="Text_20_body" style:default-outline-level="" style:list-style-name="" style:class="text" style:master-page-name="">
      <style:paragraph-properties style:page-number="auto" fo:background-color="transparent" fo:padding="0.049cm" fo:border="0.035cm solid #ffffff" style:shadow="none">
        <style:background-image xlink:href="Pictures/100002010000029700000047D2F0828E.png" xlink:type="simple" xlink:actuate="onLoad" style:repeat="stretch"/>
      </style:paragraph-properties>
      <style:text-properties fo:color="#ffffff" style:font-name="Calibri" fo:font-size="18pt" fo:text-shadow="1pt 1pt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A0_5f_Normal" style:display-name="AA0_Normal" style:family="paragraph" style:parent-style-name="Text_20_body" style:default-outline-level="" style:list-style-name="" style:class="text">
      <style:paragraph-properties fo:background-color="transparent" style:shadow="none">
        <style:background-image/>
      </style:paragraph-properties>
      <style:text-properties style:font-name="Calibri1" fo:font-size="14pt" fo:font-style="normal" fo:font-weight="normal"/>
    </style:style>
    <style:style style:name="AA5_5f_Liste_20_2" style:display-name="AA5_Liste 2" style:family="paragraph" style:parent-style-name="Text_20_body" style:default-outline-level="" style:list-style-name="" style:class="text" style:master-page-name="">
      <style:paragraph-properties style:page-number="auto" fo:background-color="transparent" fo:padding="0.049cm" fo:border="0.035cm solid #ffffff" style:shadow="none">
        <style:background-image xlink:href="Pictures/100002010000029700000047E1A2B04C.png" xlink:type="simple" xlink:actuate="onLoad" style:repeat="stretch"/>
      </style:paragraph-properties>
      <style:text-properties fo:color="#ffffff" style:font-name="Calibri" fo:font-size="18pt" fo:text-shadow="1pt 1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A2_5f_Description" style:display-name="AA2_Description" style:family="paragraph" style:parent-style-name="AA0_5f_Normal">
      <style:text-properties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AyImage_20_1" style:display-name="AyImage 1" style:family="graphic" style:parent-style-name="Graphics">
      <style:graphic-properties fo:background-color="transparent" style:background-transparency="100%" fo:padding="0.049cm" fo:border="0.035cm solid #ff3333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3T15:39:38.41</meta:creation-date>
    <meta:editing-duration>PT3M29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9" meta:word-count="49" meta:character-count="169"/>
    <dc:date>2023-10-13T15:43:07.61</dc:date>
  </office:meta>
</office:document-meta>
</file>